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3">Work below is a short description of the main classes for the application, until you get to the tables.</text:p>
      <text:p text:style-name="P1"/>
      <text:p text:style-name="P1">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1">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1">The DatabaseConnector Class</text:p>
      <text:p text:style-name="P1"/>
      <text:p text:style-name="P3">The DatabaseConnector Class initializes our connection to the database and has the functionality required for creating, updating and deleting our players in our database. When a player is deleted <text:soft-page-break/>his monsters should also be deleted so that we can limit having large amounts of monsters that don't belong to any owner.</text:p>
      <text:p text:style-name="P3"/>
      <text:p text:style-name="P1">The Request Abstract Class </text:p>
      <text:p text:style-name="P1"/>
      <text:p text:style-name="P3">The request Abstract class will be extended by FriendRequest and FightRequest the class will contain methods for Accepting and rejecting requests and then the extended classes will build upon those for specific functionality.</text:p>
      <text:p text:style-name="P1"/>
      <text:p text:style-name="P1">The Offer Abstract Class</text:p>
      <text:p text:style-name="P1"/>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1">Package descriptions:</text:p>
      <text:p text:style-name="P1"/>
      <text:p text:style-name="P1">aber.dcs.cs211.group07.data</text:p>
      <text:p text:style-name="P1"/>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1"/>
      <text:p text:style-name="P1">aber.dcs.cs211.group07.data.offers</text:p>
      <text:p text:style-name="P1"/>
      <text:p text:style-name="P3">The Data.Offers package includes classes such as BreedOffer, TradeOffer &amp; the abstract class Offer.</text:p>
      <text:p text:style-name="P1"/>
      <text:p text:style-name="P3">This package will deal with the sending of offers and the various offers that we have available to us, this can be easily expanded from breed and trading offers.</text:p>
      <text:p text:style-name="P1"/>
      <text:p text:style-name="P1">aber.dcs.cs211.group07.data.requests</text:p>
      <text:p text:style-name="P1"/>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1"/>
      <text:p text:style-name="P1">aber.dcs.cs211.group07.db</text:p>
      <text:p text:style-name="P1"/>
      <text:p text:style-name="P3">The DB package includes classes such as DatabaseConnector, MonsterTableConnector, PlayerTableConnector.</text:p>
      <text:p text:style-name="P3"/>
      <text:p text:style-name="P3">This package deals with the database interaction for the application, we have to create players, monsters and store their data in the database all database interaction will be handled within this package. </text:p>
      <text:p text:style-name="P1"/>
      <text:p text:style-name="P1">aber.dcs.cs211.group07.tests</text:p>
      <text:p text:style-name="P4"/>
      <text:p text:style-name="P5"><text:soft-page-break/>The Tests package includes classes for testing out data such as DataTests.</text:p>
      <text:p text:style-name="P5"/>
      <text:p text:style-name="P5">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text:soft-page-break/>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ext:soft-page-break/>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ext:soft-page-break/>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5:04:54.49</dc:date>
    <meta:editing-duration>PT4H1M31S</meta:editing-duration>
    <meta:editing-cycles>103</meta:editing-cycles>
    <meta:generator>OpenOffice.org/3.4.1$Win32 OpenOffice.org_project/341m1$Build-9593</meta:generator>
    <meta:document-statistic meta:table-count="10" meta:image-count="0" meta:object-count="0" meta:page-count="6" meta:paragraph-count="122" meta:word-count="1513" meta:character-count="9088"/>
  </office:meta>
</office:document-meta>
</file>